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49900000372ABB2718BAE39471E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116cm" fo:min-width="2.297cm" fo:padding-top="0.142cm" fo:padding-bottom="0.142cm" fo:padding-left="0.267cm" fo:padding-right="0.267cm" style:writing-mode="lr-tb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3cm" fo:min-width="2.416cm" fo:padding-top="0.142cm" fo:padding-bottom="0.142cm" fo:padding-left="0.267cm" fo:padding-right="0.267cm" style:writing-mode="lr-tb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116cm" fo:min-width="2.648cm" fo:padding-top="0.142cm" fo:padding-bottom="0.142cm" fo:padding-left="0.267cm" fo:padding-right="0.267cm" style:writing-mode="lr-tb"/>
      <style:paragraph-properties style:writing-mode="lr-tb"/>
    </style:style>
    <style:style style:name="gr4" style:family="graphic" style:parent-style-name="objectwithoutfill">
      <style:graphic-properties svg:stroke-width="0.081cm" svg:stroke-color="#bf0041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bf0041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="Arrowheads_20_14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="Arrowheads_20_14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="Arrowheads_20_14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37cm" fo:min-width="1.55cm" style:writing-mode="lr-tb"/>
      <style:paragraph-properties style:writing-mode="lr-tb"/>
    </style:style>
    <style:style style:name="gr10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387cm" fo:min-width="2.598cm" style:writing-mode="lr-tb"/>
      <style:paragraph-properties style:writing-mode="lr-tb"/>
    </style:style>
    <style:style style:name="gr11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04cm" fo:min-width="2.598cm" style:writing-mode="lr-tb"/>
      <style:paragraph-properties style:writing-mode="lr-tb"/>
    </style:style>
    <style:style style:name="gr12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174cm" fo:min-width="2.12cm" style:writing-mode="lr-tb"/>
      <style:paragraph-properties style:writing-mode="lr-tb"/>
    </style:style>
    <style:style style:name="gr13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29cm" fo:min-width="2.598cm" style:writing-mode="lr-tb"/>
      <style:paragraph-properties style:writing-mode="lr-tb"/>
    </style:style>
    <style:style style:name="gr14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04cm" fo:min-width="2.027cm" style:writing-mode="lr-tb"/>
      <style:paragraph-properties style:writing-mode="lr-tb"/>
    </style:style>
    <style:style style:name="gr15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04cm" fo:min-width="27.2cm" style:writing-mode="lr-tb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79cm, 3.311cm, 2.911cm, 4.871cm)" draw:image-opacity="100%" style:mirror="none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objectwithoutfill">
      <style:graphic-properties svg:stroke-width="0.081cm" svg:stroke-color="#bf0041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bf0041" draw:marker-start-width="0.321cm" draw:marker-end="Arrowheads_20_16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bf0041" draw:marker-start-width="0.321cm" draw:marker-end="Arrowheads_20_17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bf0041" loext:opacity="100%"/>
    </style:style>
    <style:style style:name="P5" style:family="paragraph">
      <loext:graphic-properties draw:fill="none"/>
      <style:paragraph-properties fo:text-align="center" style:writing-mode="lr-tb"/>
      <style:text-properties fo:color="#bf0041" loext:opacity="100%" loext:color-lum-mod="100%" loext:color-lum-off="0%"/>
    </style:style>
    <style:style style:name="P6" style:family="paragraph">
      <style:paragraph-properties fo:text-align="center"/>
      <style:text-properties fo:color="#2a6099" loext:opacity="100%"/>
    </style:style>
    <style:style style:name="P7" style:family="paragraph">
      <loext:graphic-properties draw:fill="none"/>
      <style:paragraph-properties fo:text-align="center" style:writing-mode="lr-tb"/>
      <style:text-properties fo:color="#2a6099" loext:opacity="100%" loext:color-lum-mod="100%" loext:color-lum-off="0%"/>
    </style:style>
    <style:style style:name="P8" style:family="paragraph">
      <style:paragraph-properties fo:text-align="start"/>
      <style:text-properties fo:color="#2a6099" loext:opacity="100%"/>
    </style:style>
    <style:style style:name="P9" style:family="paragraph">
      <loext:graphic-properties draw:fill="none"/>
      <style:paragraph-properties fo:text-align="start" style:writing-mode="lr-tb"/>
      <style:text-properties fo:color="#2a6099" loext:opacity="100%" loext:color-lum-mod="100%" loext:color-lum-off="0%"/>
    </style:style>
    <style:style style:name="T1" style:family="text">
      <style:text-properties fo:color="#bf0041" loext:opacity="100%"/>
    </style:style>
    <style:style style:name="T2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003cm" svg:height="1.978cm" svg:x="9.449cm" svg:y="5.5cm">
          <text:p text:style-name="P1">standb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.003cm" svg:height="1.978cm" svg:x="9.452cm" svg:y="16.075cm">
          <text:p text:style-name="P1">track</text:p>
          <text:p text:style-name="P1">activ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17cm" svg:height="2.24cm" svg:x="4.18cm" svg:y="10.507cm">
          <text:p text:style-name="P1">external</text:p>
          <text:p text:style-name="P1">sel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4.17cm" svg:height="2.24cm" svg:x="9.365cm" svg:y="10.507cm">
          <text:p text:style-name="P1">digital</text:p>
          <text:p text:style-name="P1">sel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4.17cm" svg:height="2.24cm" svg:x="14.55cm" svg:y="10.507cm">
          <text:p text:style-name="P1">analog</text:p>
          <text:p text:style-name="P1">sel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4.5cm" svg:height="1.978cm" svg:x="1.15cm" svg:y="15.775cm">
          <text:p text:style-name="P1">track</text:p>
          <text:p text:style-name="P1">prot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3.4cm" svg:y1="15.775cm" svg:x2="4.79cm" svg:y2="12.419cm" draw:start-shape="id1" draw:start-glue-point="4" draw:end-shape="id2" draw:end-glue-point="7" svg:d="M3400 15775c0-2269 1390-592 1390-3356" svg:viewBox="0 0 1391 3357">
          <text:p/>
        </draw:connector>
        <draw:connector draw:style-name="gr5" draw:text-style-name="P3" draw:layer="layout" draw:type="curve" svg:x1="9.452cm" svg:y1="17.064cm" svg:x2="5.65cm" svg:y2="16.764cm" draw:start-shape="id3" draw:start-glue-point="6" draw:end-shape="id1" draw:end-glue-point="10" svg:d="M9452 17064c-2851 0-951-300-3802-300" svg:viewBox="0 0 3803 301">
          <text:p/>
        </draw:connector>
        <draw:connector draw:style-name="gr6" draw:text-style-name="P3" draw:layer="layout" draw:type="curve" svg:x1="10.035cm" svg:y1="7.189cm" svg:x2="7.74cm" svg:y2="10.835cm" draw:start-shape="id4" draw:start-glue-point="7" draw:end-shape="id2" draw:end-glue-point="11" svg:d="M10035 7189c0 2706-2295 883-2295 3646" svg:viewBox="0 0 2296 3647">
          <text:p/>
        </draw:connector>
        <draw:connector draw:style-name="gr7" draw:text-style-name="P3" draw:layer="layout" draw:type="curve" svg:x1="11.451cm" svg:y1="7.478cm" svg:x2="11.45cm" svg:y2="10.507cm" draw:start-shape="id4" draw:start-glue-point="8" draw:end-shape="id5" draw:end-glue-point="4" svg:d="M11451 7478c0 2272-1 758-1 3029" svg:viewBox="0 0 2 3030">
          <text:p/>
        </draw:connector>
        <draw:connector draw:style-name="gr8" draw:text-style-name="P3" draw:layer="layout" draw:type="curve" svg:x1="12.866cm" svg:y1="7.189cm" svg:x2="15.16cm" svg:y2="10.835cm" draw:start-shape="id4" draw:start-glue-point="9" draw:end-shape="id6" draw:end-glue-point="5" svg:d="M12866 7189c0 2706 2294 883 2294 3646" svg:viewBox="0 0 2295 3647">
          <text:p/>
        </draw:connector>
        <draw:connector draw:style-name="gr6" draw:text-style-name="P3" draw:layer="layout" draw:type="curve" svg:x1="7.74cm" svg:y1="12.419cm" svg:x2="10.038cm" svg:y2="16.364cm" draw:start-shape="id2" draw:start-glue-point="9" draw:end-shape="id3" draw:end-glue-point="5" svg:d="M7740 12419c0 2989 2298 1017 2298 3945" svg:viewBox="0 0 2299 3946">
          <text:p/>
        </draw:connector>
        <draw:connector draw:style-name="gr6" draw:text-style-name="P3" draw:layer="layout" draw:type="curve" svg:x1="11.45cm" svg:y1="12.747cm" svg:x2="11.454cm" svg:y2="16.075cm" draw:start-shape="id5" draw:start-glue-point="8" draw:end-shape="id3" draw:end-glue-point="4" svg:d="M11450 12747c0 2497 4 834 4 3328" svg:viewBox="0 0 5 3329">
          <text:p/>
        </draw:connector>
        <draw:connector draw:style-name="gr6" draw:text-style-name="P3" draw:layer="layout" draw:type="curve" svg:x1="16.635cm" svg:y1="12.747cm" svg:x2="12.869cm" svg:y2="16.364cm" draw:start-shape="id6" draw:start-glue-point="8" draw:end-shape="id3" draw:end-glue-point="11" svg:d="M16635 12747c0 2497-3766 689-3766 3617" svg:viewBox="0 0 3767 3618">
          <text:p/>
        </draw:connector>
        <draw:custom-shape draw:style-name="gr2" draw:text-style-name="P2" xml:id="id7" draw:id="id7" draw:layer="layout" svg:width="4.17cm" svg:height="2.24cm" svg:x="17.421cm" svg:y="15.644cm">
          <text:p text:style-name="P1">wi-fi</text:p>
          <text:p text:style-name="P1">sel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draw:line-skew="-0.277cm" svg:x1="18.11cm" svg:y1="12.419cm" svg:x2="19.506cm" svg:y2="15.644cm" draw:start-shape="id6" draw:start-glue-point="9" draw:end-shape="id7" svg:d="M18110 12419c0 2250 1396 638 1396 3225" svg:viewBox="0 0 1397 3226">
          <text:p/>
        </draw:connector>
        <draw:connector draw:style-name="gr6" draw:text-style-name="P3" draw:layer="layout" draw:type="curve" svg:x1="17.421cm" svg:y1="16.764cm" svg:x2="13.455cm" svg:y2="17.064cm" draw:start-shape="id7" draw:start-glue-point="6" draw:end-shape="id3" draw:end-glue-point="10" svg:d="M17421 16764c-2974 0-992 300-3966 300" svg:viewBox="0 0 3967 301">
          <text:p/>
        </draw:connector>
        <draw:custom-shape draw:style-name="gr9" draw:text-style-name="P5" draw:layer="layout" svg:width="2.05cm" svg:height="1.62cm" svg:x="1.559cm" svg:y="14.095cm">
          <text:p text:style-name="P4"><text:span text:style-name="T1">short</text:span></text:p>
          <text:p text:style-name="P4"><text:span text:style-name="T1">fixed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098cm" svg:height="1.637cm" svg:x="6.015cm" svg:y="16.905cm">
          <text:p text:style-name="P4"><text:span text:style-name="T1">short</text:span></text:p>
          <text:p text:style-name="P4"><text:span text:style-name="T1">detected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098cm" svg:height="1.454cm" svg:x="14.084cm" svg:y="17.002cm">
          <text:p text:style-name="P6"><text:span text:style-name="T2">track</text:span></text:p>
          <text:p text:style-name="P6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98cm" svg:height="1.454cm" svg:x="18.377cm" svg:y="12.098cm">
          <text:p text:style-name="P8"><text:span text:style-name="T2">wi-fi</text:span></text:p>
          <text:p text:style-name="P8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098cm" svg:height="1.454cm" svg:x="12.679cm" svg:y="7.16cm">
          <text:p text:style-name="P6"><text:span text:style-name="T2">analog button*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098cm" svg:height="1.454cm" svg:x="6.935cm" svg:y="7.269cm">
          <text:p text:style-name="P6"><text:span text:style-name="T2">external button*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98cm" svg:height="1.454cm" svg:x="11.32cm" svg:y="8.609cm">
          <text:p text:style-name="P8"><text:span text:style-name="T2">digital button*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62cm" svg:height="1.424cm" svg:x="15.545cm" svg:y="13.833cm">
          <text:p text:style-name="P6"><text:span text:style-name="T2">track</text:span></text:p>
          <text:p text:style-name="P6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098cm" svg:height="1.479cm" svg:x="5.37cm" svg:y="12.624cm">
          <text:p text:style-name="P6"><text:span text:style-name="T2">track</text:span></text:p>
          <text:p text:style-name="P6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527cm" svg:height="1.454cm" svg:x="11.473cm" svg:y="12.816cm">
          <text:p text:style-name="P8"><text:span text:style-name="T2">track</text:span></text:p>
          <text:p text:style-name="P8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7.7cm" svg:height="1.454cm" svg:x="-2.4cm" svg:y="18.888cm">
          <text:p text:style-name="P6"><text:span text:style-name="T2">* hold button for 5s to transition from standby to external/digital/analog</text:span></text:p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0.147cm" svg:height="7.829cm" svg:x="18.553cm" svg:y="1cm">
          <draw:image xlink:href="Pictures/100000000000049900000372ABB2718BAE39471E.jpg" xlink:type="simple" xlink:show="embed" xlink:actuate="onLoad" draw:mime-type="image/jpeg">
            <text:p/>
          </draw:image>
        </draw:frame>
        <draw:connector draw:style-name="gr17" draw:text-style-name="P1" draw:layer="layout" svg:x1="4.991cm" svg:y1="16.064cm" svg:x2="4.991cm" svg:y2="16.064cm" draw:start-shape="id1" draw:start-glue-point="11" draw:end-shape="id1" draw:end-glue-point="11" svg:d="M4991 16064z" svg:viewBox="0 0 1 1">
          <text:p/>
        </draw:connector>
        <draw:connector draw:style-name="gr18" draw:text-style-name="P3" draw:layer="layout" draw:type="curve" draw:line-skew="0.649cm" svg:x1="3.4cm" svg:y1="15.775cm" svg:x2="15.16cm" svg:y2="12.419cm" draw:start-shape="id1" draw:start-glue-point="4" draw:end-shape="id6" draw:end-glue-point="7" svg:d="M3400 15775c0-1296 11760 382 11760-3356" svg:viewBox="0 0 11761 3357">
          <text:p/>
        </draw:connector>
        <draw:connector draw:style-name="gr19" draw:text-style-name="P3" draw:layer="layout" draw:type="curve" svg:x1="3.4cm" svg:y1="15.775cm" svg:x2="9.975cm" svg:y2="12.419cm" draw:start-shape="id1" draw:start-glue-point="4" draw:end-shape="id5" draw:end-glue-point="7" svg:d="M3400 15775c0-2269 6575-592 6575-3356" svg:viewBox="0 0 6576 3357">
          <text:p/>
        </draw:connector>
        <draw:connector draw:style-name="gr20" draw:text-style-name="P3" draw:layer="layout" draw:type="curve" draw:line-skew="0.206cm" svg:x1="3.4cm" svg:y1="15.775cm" svg:x2="18.031cm" svg:y2="15.972cm" draw:start-shape="id1" draw:start-glue-point="4" draw:end-shape="id7" draw:end-glue-point="5" svg:d="M3400 15775c0-664 14631-763 14631 197" svg:viewBox="0 0 14632 70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4" draw:display-name="Arrowheads 14" svg:viewBox="0 0 1013 1130" svg:d="M1009 1050l-449-1008-22-30-29-12-34 12-21 26-449 1012-5 13v8l5 21 12 21 17 13 21 4h903l21-4 21-13 9-21 4-21v-8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43:19.198363330</meta:creation-date>
    <dc:date>2025-01-29T22:39:27.897164652</dc:date>
    <meta:editing-duration>PT1H12M9S</meta:editing-duration>
    <meta:editing-cycles>10</meta:editing-cycles>
    <meta:generator>LibreOffice/7.5.6.2$MacOSX_X86_64 LibreOffice_project/f654817fb68d6d4600d7d2f6b647e47729f55f15</meta:generator>
    <meta:document-statistic meta:object-count="33"/>
  </office:meta>
</office:document-meta>
</file>